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>
      <style:paragraph-properties fo:margin-top="0in" fo:margin-bottom="0in" loext:contextual-spacing="false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 style:list-style-name="L7">
      <style:paragraph-properties fo:margin-top="0in" fo:margin-bottom="0in" loext:contextual-spacing="false"/>
    </style:style>
    <style:style style:name="P19" style:family="paragraph" style:parent-style-name="Text_20_body" style:list-style-name="L9">
      <style:paragraph-properties fo:margin-top="0in" fo:margin-bottom="0in" loext:contextual-spacing="false"/>
    </style:style>
    <style:style style:name="P20" style:family="paragraph" style:parent-style-name="Text_20_body" style:list-style-name="L10">
      <style:paragraph-properties fo:margin-top="0in" fo:margin-bottom="0in" loext:contextual-spacing="false"/>
    </style:style>
    <style:style style:name="P21" style:family="paragraph" style:parent-style-name="Text_20_body" style:list-style-name="L11">
      <style:paragraph-properties fo:margin-top="0in" fo:margin-bottom="0in" loext:contextual-spacing="false"/>
    </style:style>
    <style:style style:name="P22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Recording rules are a useful tool for pre-calculating and storing the results of customizable PromQL expressions. They allow you to use Prometheus more efficiently by creating new time-series metrics to store calculated data rather than re-calculating every time a query is run. In this lesson, we explore the process of setting up recording rules, and we demonstrate the process of creating a recording rule.</text:p>
      <text:h text:style-name="Heading_20_3" text:outline-level="3"><text:bookmark text:name="relevant-documentation"/>Relevant Documentation</text:h>
      <text:list xml:id="list4283755801" text:style-name="L13">
        <text:list-item>
          <text:p text:style-name="P13"><text:a xlink:type="simple" xlink:href="https://prometheus.io/docs/prometheus/latest/configuration/recording_rules/" text:style-name="Internet_20_link" text:visited-style-name="Visited_20_Internet_20_Link">Recording Rules</text:a></text:p>
        </text:list-item>
      </text:list>
      <text:h text:style-name="Heading_20_3" text:outline-level="3"><text:bookmark text:name="lesson-reference"/>Lesson Reference</text:h>
      <text:p text:style-name="Text_20_body">Log in to your Prometheus server.</text:p>
      <text:p text:style-name="Text_20_body">Create a new directory to store rule files:</text:p>
      <text:p text:style-name="P22"><text:span text:style-name="Source_20_Text">sudo mkdir -p /etc/prometheus/rules</text:span></text:p>
      <text:p text:style-name="Text_20_body">Edit the Prometheus configuration:</text:p>
      <text:p text:style-name="P22"><text:span text:style-name="Source_20_Text">sudo vi /etc/prometheus/prometheus.yml</text:span></text:p>
      <text:p text:style-name="Text_20_body">Locate the <text:span text:style-name="Source_20_Text">rule_files:</text:span> section and add the rules directory as a new entry:</text:p>
      <text:p text:style-name="Preformatted_20_Text"><text:span text:style-name="Source_20_Text">...</text:span></text:p>
      <text:p text:style-name="Preformatted_20_Text"/>
      <text:p text:style-name="Preformatted_20_Text"><text:span text:style-name="Source_20_Text">rule_files:</text:span></text:p>
      <text:p text:style-name="Preformatted_20_Text"><text:span text:style-name="Source_20_Text"><text:s text:c="2"/>- "/etc/prometheus/rules/*"</text:span></text:p>
      <text:p text:style-name="Preformatted_20_Text"/>
      <text:p text:style-name="P22"><text:span text:style-name="Source_20_Text">...</text:span></text:p>
      <text:p text:style-name="Text_20_body">Create a new rule file:</text:p>
      <text:p text:style-name="P22"><text:span text:style-name="Source_20_Text">sudo vi /etc/prometheus/rules/linux_server_rules.yml</text:span></text:p>
      <text:p text:style-name="Text_20_body">Implement a rule to calculate and store CPU usage data:</text:p>
      <text:p text:style-name="Preformatted_20_Text"><text:span text:style-name="Source_20_Text">groups:</text:span></text:p>
      <text:p text:style-name="Preformatted_20_Text"><text:span text:style-name="Source_20_Text">- name: linux_server</text:span></text:p>
      <text:p text:style-name="Preformatted_20_Text"><text:span text:style-name="Source_20_Text"><text:s text:c="2"/>interval: 15s</text:span></text:p>
      <text:p text:style-name="Preformatted_20_Text"><text:span text:style-name="Source_20_Text"><text:s text:c="2"/>rules:</text:span></text:p>
      <text:p text:style-name="Preformatted_20_Text"><text:span text:style-name="Source_20_Text"><text:s text:c="2"/>- record: linux_server:cpu_usage</text:span></text:p>
      <text:p text:style-name="P22"><text:span text:style-name="Source_20_Text"><text:s text:c="4"/>expr: sum(rate(node_cpu_seconds_total{job="Linux Server",mode!='idle'}[5m])) * 100 / 2</text:span></text:p>
      <text:p text:style-name="Text_20_body">Restart Prometheus to load the configuration changes:</text:p>
      <text:p text:style-name="P22"><text:span text:style-name="Source_20_Text">sudo systemctl restart prometheus</text:span></text:p>
      <text:p text:style-name="Text_20_body">Access the expression browser at <text:span text:style-name="Source_20_Text">http://&lt;PROMETHEUS_PUBLIC_SERVER_IP&gt;:9090/graph</text:span>.</text:p>
      <text:p text:style-name="Text_20_body">Execute a query to view the data calculated by your recording rule:</text:p>
      <text:p text:style-name="P22"><text:span text:style-name="Source_20_Text">linux_server:cpu_usage</text:span></text:p>
      <text:p text:style-name="P1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8T07:06:12.908194611</dc:date>
    <meta:editing-duration>PT23H54M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79" meta:character-count="1326" meta:non-whitespace-character-count="1164"/>
  </office:meta>
</office:document-meta>
</file>